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866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table:number-columns-repeated="2" office:value-type="string" calcext:value-type="string">
            <text:p>LSAD (unusual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53 (City &amp; Borough)</text:p>
          </table:table-cell>
          <table:table-cell office:value-type="string" calcext:value-type="string">
            <text:p>57 (CDP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7 (municipal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 (City balance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 (unified/consolidated)</text:p>
          </table:table-cell>
          <table:table-cell office:value-type="string" calcext:value-type="string">
            <text:p>UG (Unified Government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 (City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 (Unified Governement balance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 (metro government balance)</text:p>
          </table:table-cell>
          <table:table-cell office:value-type="string" calcext:value-type="string">
            <text:p>UC (Urban Coun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 (county &amp;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 (Carson C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 (Princeton)</text:p>
          </table:table-cell>
          <table:table-cell office:value-type="string" calcext:value-type="string">
            <text:p>37 (municipality)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7 (municipality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 (County, Metro government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CN (Corporation)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8"/>
        </table:table-row>
        <table:table-row table:style-name="ro1" table:number-rows-repeated="104850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4:29:08.029098879</meta:creation-date>
    <dc:date>2014-09-19T09:18:01.538769970</dc:date>
    <meta:editing-duration>PT21S</meta:editing-duration>
    <meta:editing-cycles>1</meta:editing-cycles>
    <meta:document-statistic meta:table-count="1" meta:cell-count="323" meta:object-count="0"/>
    <meta:generator>LibreOffice/4.2.6.3$Linux_X86_64 LibreOffice_project/420m0$Build-3</meta:generator>
  </office:meta>
</office:document-meta>
</file>